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55cm"/>
    </style:style>
    <style:style style:name="co2" style:family="table-column">
      <style:table-column-properties fo:break-before="auto" style:column-width="11.202cm"/>
    </style:style>
    <style:style style:name="co3" style:family="table-column">
      <style:table-column-properties fo:break-before="auto" style:column-width="7.056cm"/>
    </style:style>
    <style:style style:name="co4" style:family="table-column">
      <style:table-column-properties fo:break-before="auto" style:column-width="10.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table:number-columns-repeated="3"/>
          <table:table-cell table:style-name="ce1" office:value-type="string" calcext:value-type="string">
            <text:p>Phase 1</text:p>
          </table:table-cell>
          <table:table-cell table:style-name="ce1" office:value-type="string" calcext:value-type="string">
            <text:p>Phase 2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Oeuf</text:p>
          </table:table-cell>
          <table:table-cell table:number-columns-repeated="2"/>
          <table:table-cell office:value-type="string" calcext:value-type="string">
            <text:p>oeuf à piles</text:p>
          </table:table-cell>
          <table:table-cell office:value-type="string" calcext:value-type="string">
            <text:p>oeuf “design” sans ouverture ni contact (façon “design Apple”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limentation: sur piles</text:p>
          </table:table-cell>
          <table:table-cell/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limentation: rechargeable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recharge sans contact</text:p>
          </table:table-cell>
          <table:table-cell/>
          <table:table-cell office:value-type="string" calcext:value-type="string">
            <text:p>oui (stretch goal)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électronique de contrôle de charg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ED indicatrice de chargement (?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ED indicatrice de fin de chargemen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echnologie de batteri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ension &amp; capacité de batteri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Nombre de cycles de charge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églages: via bluetooth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bluetooth? Wifi?</text:p>
          </table:table-cell>
          <table:table-cell office:value-type="string" calcext:value-type="string">
            <text:p>idéalement ces interfaces-là sont réutilisables dans d'autres produit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interface (hardware) bluetoot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nterface (softwate/embedded) vers système de contrôl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ystème de contrôle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stack bluetoot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de de contrôle</text:p>
          </table:table-cell>
          <table:table-cell table:number-columns-repeated="2"/>
          <table:table-cell office:value-type="string" calcext:value-type="string">
            <text:p>Vitesse + patterns (rythmes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nterface moteur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interface (hardware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oteur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type de moteu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ensi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ntensité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imension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ype d'arbr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asse vibrante</text:p>
          </table:table-cell>
          <table:table-cell table:number-columns-repeated="3"/>
          <table:table-cell office:value-type="string" calcext:value-type="string">
            <text:p>a priori la masse vibrante est positionnée au bout d'une tige en L fixée sur l'arbre du moteur, cf <text:a xlink:href="http://www.ohjoysextoy.com/revelbody/" xlink:type="simple">http://www.ohjoysextoy.com/revelbody/</text:a> l'illustration 4e ligne à gauch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imensions de la tige en 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sse en gramm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imension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form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atériau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oque</text:p>
          </table:table-cell>
          <table:table-cell/>
          <table:table-cell office:value-type="string" calcext:value-type="string">
            <text:p>ouvrable (pas de vis dans le matériau)</text:p>
          </table:table-cell>
          <table:table-cell office:value-type="string" calcext:value-type="string">
            <text:p>fermée, sans ouvertures</text:p>
          </table:table-cell>
          <table:table-cell office:value-type="string" calcext:value-type="string">
            <text:p>la coque doit contenir l'électronique, la pile ou batterie, le moteur, un espace pour la masse vibrante; elle doit être esthétique, le matériau et la finition sont très important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visible</text:p>
          </table:table-cell>
          <table:table-cell office:value-type="string" calcext:value-type="string">
            <text:p>deux parties amovibles</text:p>
          </table:table-cell>
          <table:table-cell office:value-type="string" calcext:value-type="string">
            <text:p>une seule parti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atériau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chéma 3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finition</text:p>
          </table:table-cell>
          <table:table-cell office:value-type="string" calcext:value-type="string">
            <text:p>sur la partie qui contient la masse vibrante</text:p>
          </table:table-cell>
          <table:table-cell office:value-type="string" calcext:value-type="string">
            <text:p>après tests, l'oeuf est entièrement enfermé dans (p.ex.) une couche silicone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office:value-type="string" calcext:value-type="string">
            <text:p>Coquetier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limentation externe</text:p>
          </table:table-cell>
          <table:table-cell/>
          <table:table-cell office:value-type="string" calcext:value-type="string">
            <text:p>“universelle”</text:p>
          </table:table-cell>
          <table:table-cell office:value-type="string" calcext:value-type="string">
            <text:p>“universelle”</text:p>
          </table:table-cell>
          <table:table-cell office:value-type="string" calcext:value-type="string">
            <text:p>quelle tension &amp; intensité fournir au système de chargement sans contact?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tension de sorti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ntensité max de sorti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ype &amp; dimensions du connecteu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hargement sans contact</text:p>
          </table:table-cell>
          <table:table-cell table:number-columns-repeated="2"/>
          <table:table-cell office:value-type="string" calcext:value-type="string">
            <text:p>oui</text:p>
          </table:table-cell>
          <table:table-cell office:value-type="string" calcext:value-type="string">
            <text:p>trouver technologie, fabric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lectronique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Détection de présence de l'oeuf déclenche la tension de chargement</text:p>
          </table:table-cell>
          <table:table-cell table:number-columns-repeated="2"/>
          <table:table-cell office:value-type="string" calcext:value-type="string">
            <text:p>détection: par interrupteur (dépasse au milieu du coquetier)? Petit aimant dans l'oeuf? Etc.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LED indicatrice de chargement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chéma 3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rfaces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Ecrire une API unique pour toutes les plateformes pour simplifier l'écriture de code client</text:p>
          </table:table-cell>
          <table:table-cell table:number-columns-repeated="3"/>
          <table:table-cell office:value-type="string" calcext:value-type="string">
            <text:p>Le code de l'API donne une façon unique d'écrire l'accès à l'oeuf (il cache les différentes implémentation bluetooth &amp; gère les questions d'établir le lien bluetooth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PI Linux (tests &amp; early demos)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PI Android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PI iO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PI Windows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PI MacOSX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Application</text:p>
          </table:table-cell>
          <table:table-cell table:number-columns-repeated="4"/>
          <table:table-cell office:value-type="string" calcext:value-type="string">
            <text:p>A priori on fait appli ou appli native mais pas les deux (sur une plateforme donnée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ppli web</text:p>
          </table:table-cell>
          <table:table-cell table:number-columns-repeated="3"/>
          <table:table-cell office:value-type="string" calcext:value-type="string">
            <text:p>L'idée est de fournir l'accès à l'API via un petit serveur web qui tourne sur le mobile/PC/Mac – dans ce cas l'appli est une appli web, elle est accessible depuis un navigateur. Cela permet d'écrire une seule fois l'appli web pour toutes les plateformes.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rveur local pour interface hardware</text:p>
          </table:table-cell>
          <table:table-cell table:number-columns-repeated="2"/>
          <table:table-cell office:value-type="string" calcext:value-type="string">
            <text:p>Logiciel qui fournit une interface HTTP à l'API native (ci-dessus).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pplication web</text:p>
          </table:table-cell>
          <table:table-cell table:number-columns-repeated="2"/>
          <table:table-cell office:value-type="string" calcext:value-type="string">
            <text:p>Application HTML5 + Javascript qui tourne dans un navigateu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ppli native</text:p>
          </table:table-cell>
          <table:table-cell table:number-columns-repeated="3"/>
          <table:table-cell office:value-type="string" calcext:value-type="string">
            <text:p>Ici on écrit une appli par plateforme; pour mettre l'appli à jour il faut la packager pour chaque plateforme.</text:p>
          </table:table-cell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0T11:00:16.216191027</meta:creation-date>
    <dc:date>2014-02-20T11:33:27.313931559</dc:date>
    <meta:editing-duration>PT24M14S</meta:editing-duration>
    <meta:editing-cycles>20</meta:editing-cycles>
    <meta:generator>LibreOffice/4.1.4.2$Linux_X86_64 LibreOffice_project/410m0$Build-2</meta:generator>
    <meta:document-statistic meta:table-count="1" meta:cell-count="97" meta:object-count="0"/>
  </office:meta>
</office:document-meta>
</file>